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4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96418429775458626" text:style-name="WWNum4">
        <text:list-item>
          <text:p text:style-name="P2">What is Shared Preferences? </text:p>
        </text:list-item>
      </text:list>
      <text:list xml:id="list8966519249365758784" text:style-name="WWNum2">
        <text:list-item>
          <text:p text:style-name="P3">Shared Preferences is an API from Android SDK to store and retrieve application preferences. </text:p>
        </text:list-item>
      </text:list>
      <text:list xml:id="list8726217119679756082" text:style-name="WWNum3">
        <text:list-item>
          <text:p text:style-name="P4">Shared Preferences are sets of data values that are stored persistently for the data to exist even if the application is stopped or the device turned off.</text:p>
        </text:list-item>
        <text:list-item>
          <text:p text:style-name="P4">Shared Preferences available at the Activity level or shared across all Activity in application package.</text:p>
        </text:list-item>
        <text:list-item>
          <text:p text:style-name="P4">Preferences stores private primitive persistent data (like user specific settings) in a key value pair. </text:p>
        </text:list-item>
        <text:list-item>
          <text:p text:style-name="P4">Examples include </text:p>
          <text:list>
            <text:list-item>
              <text:p text:style-name="P5">Endpoint URLS, </text:p>
            </text:list-item>
            <text:list-item>
              <text:p text:style-name="P5">The security access token, </text:p>
            </text:list-item>
            <text:list-item>
              <text:p text:style-name="P5">Certain user preferences like color, title, language, etc.</text:p>
            </text:list-item>
          </text:list>
        </text:list-item>
      </text:list>
      <text:p text:style-name="P6"/>
      <text:list xml:id="list2627382424956523489" text:style-name="WWNum1">
        <text:list-item>
          <text:p text:style-name="P1">What values can be saved in Shared Preferences.</text:p>
        </text:list-item>
      </text:list>
      <text:list xml:id="list33627428374123" text:continue-list="list8726217119679756082" text:style-name="WWNum3">
        <text:list-item>
          <text:p text:style-name="P4">Preferences can be any in number of different data types. </text:p>
        </text:list-item>
        <text:list-item>
          <text:p text:style-name="P4">Shared Preferences class:supports </text:p>
          <text:list>
            <text:list-item>
              <text:p text:style-name="P5">Boolean values </text:p>
            </text:list-item>
            <text:list-item>
              <text:p text:style-name="P5">Float values </text:p>
            </text:list-item>
            <text:list-item>
              <text:p text:style-name="P5">Integer values </text:p>
            </text:list-item>
            <text:list-item>
              <text:p text:style-name="P5">Long values </text:p>
            </text:list-item>
            <text:list-item>
              <text:p text:style-name="P5">String values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39" meta:character-count="824" meta:non-whitespace-character-count="707"/>
    <meta:generator>LibreOfficeDev/5.1.0.3$Linux_X86_64 LibreOffice_project/</meta:generator>
  </office:meta>
</office:document-meta>
</file>